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7">
      <style:table-cell-properties fo:background-color="#dee6ef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/>
          <table:table-cell office:value-type="string" calcext:value-type="string">
            <text:p>Ro (Rs 100ppm)</text:p>
          </table:table-cell>
          <table:table-cell/>
          <table:table-cell office:value-type="string" calcext:value-type="string">
            <text:p>Rs clean air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formula="of:=[.$I$2]*[.C2]" office:value-type="float" office:value="145631.067961165" calcext:value-type="float">
            <text:p>145631,068</text:p>
          </table:table-cell>
          <table:table-cell/>
          <table:table-cell table:style-name="ce3" table:formula="of:=5/([.$K$5]+[.E2])*[.$K$5]" office:value-type="float" office:value="0.30316504051803" calcext:value-type="float">
            <text:p>0,303</text:p>
          </table:table-cell>
          <table:table-cell/>
          <table:table-cell table:style-name="ce3" table:formula="of:=[.$K$2]/25.75" office:value-type="float" office:value="97087.3786407767" calcext:value-type="float">
            <text:p>97087,379</text:p>
          </table:table-cell>
          <table:table-cell/>
          <table:table-cell table:style-name="ce2" office:value-type="float" office:value="2500000" calcext:value-type="float">
            <text:p>25000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I$2]*[.C3]" office:value-type="float" office:value="97087.3786407767" calcext:value-type="float">
            <text:p>97087,379</text:p>
          </table:table-cell>
          <table:table-cell/>
          <table:table-cell table:style-name="ce3" table:formula="of:=5/([.$K$5]+[.E3])*[.$K$5]" office:value-type="float" office:value="0.44136686056053" calcext:value-type="float">
            <text:p>0,441</text:p>
          </table:table-cell>
          <table:table-cell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formula="of:=[.$I$2]*[.C4]" office:value-type="float" office:value="58252.427184466" calcext:value-type="float">
            <text:p>58252,427</text:p>
          </table:table-cell>
          <table:table-cell/>
          <table:table-cell table:style-name="ce3" table:formula="of:=5/([.$K$5]+[.E4])*[.$K$5]" office:value-type="float" office:value="0.694727476249247" calcext:value-type="float">
            <text:p>0,695</text:p>
          </table:table-cell>
          <table:table-cell table:number-columns-repeated="3"/>
          <table:table-cell office:value-type="string" calcext:value-type="string">
            <text:p>Rout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formula="of:=[.$I$2]*[.C5]" office:value-type="float" office:value="29126.213592233" calcext:value-type="float">
            <text:p>29126,214</text:p>
          </table:table-cell>
          <table:table-cell/>
          <table:table-cell table:style-name="ce3" table:formula="of:=5/([.$K$5]+[.E5])*[.$K$5]" office:value-type="float" office:value="1.21994859130084" calcext:value-type="float">
            <text:p>1,220</text:p>
          </table:table-cell>
          <table:table-cell/>
          <table:table-cell table:style-name="ce6"/>
          <table:table-cell/>
          <table:table-cell table:style-name="ce2" office:value-type="float" office:value="9400" calcext:value-type="float">
            <text:p>94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formula="of:=[.$I$2]*[.C6]" office:value-type="float" office:value="20388.3495145631" calcext:value-type="float">
            <text:p>20388,350</text:p>
          </table:table-cell>
          <table:table-cell/>
          <table:table-cell table:style-name="ce3" table:formula="of:=5/([.$K$5]+[.E6])*[.$K$5]" office:value-type="float" office:value="1.57779805749299" calcext:value-type="float">
            <text:p>1,578</text:p>
          </table:table-cell>
          <table:table-cell table:number-columns-repeated="4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formula="of:=[.$I$2]*[.C7]" office:value-type="float" office:value="8737.8640776699" calcext:value-type="float">
            <text:p>8737,864</text:p>
          </table:table-cell>
          <table:table-cell/>
          <table:table-cell table:style-name="ce3" table:formula="of:=5/([.$K$5]+[.E7])*[.$K$5]" office:value-type="float" office:value="2.59126431859544" calcext:value-type="float">
            <text:p>2,59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0]^-1.513)" office:value-type="float" office:value="54.1469408265781" calcext:value-type="float">
            <text:p>54,147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1]^-1.513)" office:value-type="float" office:value="100" calcext:value-type="float">
            <text:p>100,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2]^-1.513)" office:value-type="float" office:value="216.599354571764" calcext:value-type="float">
            <text:p>216,599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3]^-1.513)" office:value-type="float" office:value="618.180841806076" calcext:value-type="float">
            <text:p>618,181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4]^-1.513)" office:value-type="float" office:value="1060.43049191979" calcext:value-type="float">
            <text:p>1060,43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5]^-1.513)" office:value-type="float" office:value="3821.47553176069" calcext:value-type="float">
            <text:p>3821,476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 table:number-columns-repeated="4"/>
        </table:table-row>
        <table:table-row table:style-name="ro1">
          <table:table-cell table:formula="of:=100*([.C18]^-1.513)" office:value-type="float" office:value="0.810560104999801" calcext:value-type="float">
            <text:p>0,811</text:p>
          </table:table-cell>
          <table:table-cell/>
          <table:table-cell table:style-name="ce3" table:formula="of:=[.E18]/[.$I$2]" office:value-type="float" office:value="24.10818" calcext:value-type="float">
            <text:p>24,108</text:p>
          </table:table-cell>
          <table:table-cell/>
          <table:table-cell table:formula="of:=[.$K$5]/[.G18]*(5-[.G18])" office:value-type="float" office:value="2340600" calcext:value-type="float">
            <text:p>2340600,000</text:p>
          </table:table-cell>
          <table:table-cell/>
          <table:table-cell table:style-name="ce8"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table:formula="of:=100*([.C19]^-1.513)" office:value-type="float" office:value="9.48348949454939" calcext:value-type="float">
            <text:p>9,483</text:p>
          </table:table-cell>
          <table:table-cell/>
          <table:table-cell table:style-name="ce3" table:formula="of:=[.E19]/[.$I$2]" office:value-type="float" office:value="4.74418" calcext:value-type="float">
            <text:p>4,744</text:p>
          </table:table-cell>
          <table:table-cell/>
          <table:table-cell table:formula="of:=[.$K$5]/[.G19]*(5-[.G19])" office:value-type="float" office:value="460600" calcext:value-type="float">
            <text:p>460600,000</text:p>
          </table:table-cell>
          <table:table-cell/>
          <table:table-cell table:style-name="ce8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formula="of:=100*([.C20]^-1.513)" office:value-type="float" office:value="53.2396554085538" calcext:value-type="float">
            <text:p>53,240</text:p>
          </table:table-cell>
          <table:table-cell/>
          <table:table-cell table:style-name="ce3" table:formula="of:=[.E20]/[.$I$2]" office:value-type="float" office:value="1.51684666666667" calcext:value-type="float">
            <text:p>1,517</text:p>
          </table:table-cell>
          <table:table-cell/>
          <table:table-cell table:formula="of:=[.$K$5]/[.G20]*(5-[.G20])" office:value-type="float" office:value="147266.666666667" calcext:value-type="float">
            <text:p>147266,667</text:p>
          </table:table-cell>
          <table:table-cell/>
          <table:table-cell table:style-name="ce8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formula="of:=100*([.C21]^-1.513)" office:value-type="float" office:value="123.158933581401" calcext:value-type="float">
            <text:p>123,159</text:p>
          </table:table-cell>
          <table:table-cell/>
          <table:table-cell table:style-name="ce3" table:formula="of:=[.E21]/[.$I$2]" office:value-type="float" office:value="0.87138" calcext:value-type="float">
            <text:p>0,871</text:p>
          </table:table-cell>
          <table:table-cell/>
          <table:table-cell table:formula="of:=[.$K$5]/[.G21]*(5-[.G21])" office:value-type="float" office:value="84600" calcext:value-type="float">
            <text:p>84600,000</text:p>
          </table:table-cell>
          <table:table-cell/>
          <table:table-cell table:style-name="ce8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100*([.C22]^-1.513)" office:value-type="float" office:value="278.377295000721" calcext:value-type="float">
            <text:p>278,377</text:p>
          </table:table-cell>
          <table:table-cell/>
          <table:table-cell table:style-name="ce3" table:formula="of:=[.E22]/[.$I$2]" office:value-type="float" office:value="0.508305" calcext:value-type="float">
            <text:p>0,508</text:p>
          </table:table-cell>
          <table:table-cell/>
          <table:table-cell table:formula="of:=[.$K$5]/[.G22]*(5-[.G22])" office:value-type="float" office:value="49350" calcext:value-type="float">
            <text:p>49350,000</text:p>
          </table:table-cell>
          <table:table-cell/>
          <table:table-cell table:style-name="ce8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formula="of:=100*([.C23]^-1.513)" office:value-type="float" office:value="420.066520696824" calcext:value-type="float">
            <text:p>420,067</text:p>
          </table:table-cell>
          <table:table-cell/>
          <table:table-cell table:style-name="ce3" table:formula="of:=[.E23]/[.$I$2]" office:value-type="float" office:value="0.38728" calcext:value-type="float">
            <text:p>0,387</text:p>
          </table:table-cell>
          <table:table-cell/>
          <table:table-cell table:formula="of:=[.$K$5]/[.G23]*(5-[.G23])" office:value-type="float" office:value="37600" calcext:value-type="float">
            <text:p>37600,00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100*([.C24]^-1.513)" office:value-type="float" office:value="949.480304444643" calcext:value-type="float">
            <text:p>949,480</text:p>
          </table:table-cell>
          <table:table-cell/>
          <table:table-cell table:style-name="ce3" table:formula="of:=[.E24]/[.$I$2]" office:value-type="float" office:value="0.225913333333333" calcext:value-type="float">
            <text:p>0,226</text:p>
          </table:table-cell>
          <table:table-cell/>
          <table:table-cell table:formula="of:=[.$K$5]/[.G24]*(5-[.G24])" office:value-type="float" office:value="21933.3333333333" calcext:value-type="float">
            <text:p>21933,333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formula="of:=100*([.C25]^-1.513)" office:value-type="float" office:value="1852.71561387748" calcext:value-type="float">
            <text:p>1852,716</text:p>
          </table:table-cell>
          <table:table-cell/>
          <table:table-cell table:style-name="ce3" table:formula="of:=[.E25]/[.$I$2]" office:value-type="float" office:value="0.14523" calcext:value-type="float">
            <text:p>0,145</text:p>
          </table:table-cell>
          <table:table-cell/>
          <table:table-cell table:formula="of:=[.$K$5]/[.G25]*(5-[.G25])" office:value-type="float" office:value="14100" calcext:value-type="float">
            <text:p>14100,00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100*([.C26]^-1.513)" office:value-type="float" office:value="3421.644114321" calcext:value-type="float">
            <text:p>3421,644</text:p>
          </table:table-cell>
          <table:table-cell/>
          <table:table-cell table:style-name="ce3" table:formula="of:=[.E26]/[.$I$2]" office:value-type="float" office:value="0.09682" calcext:value-type="float">
            <text:p>0,097</text:p>
          </table:table-cell>
          <table:table-cell/>
          <table:table-cell table:formula="of:=[.$K$5]/[.G26]*(5-[.G26])" office:value-type="float" office:value="9400" calcext:value-type="float">
            <text:p>9400,000</text:p>
          </table:table-cell>
          <table:table-cell/>
          <table:table-cell table:style-name="ce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formula="of:=100*([.C27]^-1.513)" office:value-type="float" office:value="6319.1826945124" calcext:value-type="float">
            <text:p>6319,183</text:p>
          </table:table-cell>
          <table:table-cell/>
          <table:table-cell table:style-name="ce3" table:formula="of:=[.E27]/[.$I$2]" office:value-type="float" office:value="0.0645466666666667" calcext:value-type="float">
            <text:p>0,065</text:p>
          </table:table-cell>
          <table:table-cell/>
          <table:table-cell table:formula="of:=[.$K$5]/[.G27]*(5-[.G27])" office:value-type="float" office:value="6266.66666666667" calcext:value-type="float">
            <text:p>6266,667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04:35:26.267000000</meta:creation-date>
    <dc:date>2024-02-11T06:27:56.712000000</dc:date>
    <meta:editing-duration>PT45M43S</meta:editing-duration>
    <meta:editing-cycles>16</meta:editing-cycles>
    <meta:generator>LibreOffice/7.3.6.2$Windows_X86_64 LibreOffice_project/c28ca90fd6e1a19e189fc16c05f8f8924961e12e</meta:generator>
    <meta:document-statistic meta:table-count="1" meta:cell-count="92" meta:object-count="0"/>
  </office:meta>
</office:document-meta>
</file>